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4.1mm"/>
    </style:style>
    <style:style style:name="co3" style:family="table-column">
      <style:table-column-properties fo:break-before="auto" style:column-width="85.0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15.08mm" fo:break-before="auto" style:use-optimal-row-height="false"/>
    </style:style>
    <style:style style:name="ro4" style:family="table-row">
      <style:table-row-properties style:row-height="9.26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ce5"/>
        <table:table-column table:style-name="co1" table:default-cell-style-name="Default"/>
        <table:table-column table:style-name="co3" table:default-cell-style-name="Default"/>
        <table:table-column table:style-name="co1" table:default-cell-style-name="ce5"/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2" table:number-rows-spanned="1">
            <text:p>PROJEKT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Dokumentacja</text:p>
          </table:table-cell>
          <table:covered-table-cell/>
        </table:table-row>
        <table:table-row table:style-name="ro1">
          <table:table-cell table:number-columns-repeated="3"/>
          <table:table-cell table:style-name="ce3" office:value-type="string" calcext:value-type="string">
            <text:p>Dostateczna</text:p>
          </table:table-cell>
          <table:table-cell table:style-name="ce6" office:value-type="string" calcext:value-type="string">
            <text:p>done?</text:p>
          </table:table-cell>
          <table:table-cell/>
          <table:table-cell table:style-name="ce3" office:value-type="string" calcext:value-type="string">
            <text:p>I. Projekt koncepcji, założenia</text:p>
          </table:table-cell>
          <table:table-cell table:style-name="ce6" office:value-type="string" calcext:value-type="string">
            <text:p>done?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za danych złożona z minimum 7 tabel powiązanych relacjam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definiowanie tematu projekt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ykorzystanie widokó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aliza wymagań użytkownik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ykorzystanie kluczy obcy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aprojektowanie funkcj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ykorzystanie funkcji agregujących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rzegląd i wprowadzanie danych poprzez formularze</text:p>
          </table:table-cell>
          <table:table-cell office:value-type="string" calcext:value-type="string">
            <text:p>0.5</text:p>
          </table:table-cell>
          <table:table-cell/>
          <table:table-cell table:style-name="ce3" office:value-type="string" calcext:value-type="string">
            <text:p>II. Projekt diagramów (konceptualny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prowadzanie informacji w formie raportó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dowa i analiza diagramu przepływu danych (DFD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kumentacja zgodna ze wzore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Zdefiniowanie encji (obiektów) oraz ich atrybutó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Zaprojektowanie relacji pomiędzy encjami (ERD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table:number-columns-repeated="3"/>
          <table:table-cell table:style-name="ce3" office:value-type="string" calcext:value-type="string">
            <text:p>Dobra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4" office:value-type="string" calcext:value-type="string">
            <text:p>Widoki zawierające funkcje agregujące wykorzystujące różne parametry klauzul GROUP BY oraz HAVING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II. Projekt logiczny</text:p>
          </table:table-cell>
          <table:table-cell/>
        </table:table-row>
        <table:table-row table:style-name="ro3">
          <table:table-cell table:number-columns-repeated="3"/>
          <table:table-cell table:style-name="ce4" office:value-type="string" calcext:value-type="string">
            <text:p>Walidacja danych w bazie, wykorzystanie funkcji wbudowanych i wyzwalaczy, kontrola spójności danych, blokoada wprowadzania niepoprawnych wartości danyc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ojektowanie tabel, kluczy, indeksó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łowniki danych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table:style-name="ce3" office:value-type="string" calcext:value-type="string">
            <text:p>Bardzo dobra</text:p>
          </table:table-cell>
          <table:table-cell table:number-columns-repeated="2"/>
          <table:table-cell table:style-name="ce4" office:value-type="string" calcext:value-type="string">
            <text:p>Analiza zależności funkcyjnych i normalizacja tabel (3NF ewentualnie BCNF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nimum 10 tabel powiązanych relacjami 1-do-n i n-do-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normalizacja struktury tab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zbudowany mechanizm funkcji wbudowanych i wyzwalacz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Zaprojektowanie operacji na dany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óżne poziomy dostępu do bazy danych – system autoryzacji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3" office:value-type="string" calcext:value-type="string">
            <text:p>IV. Projekt funkcjonalny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Interfejsy do prezentacji, edycji i obsługi dany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Wizualizacja dany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Zdefiniowanie panelu sterowania aplikacj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kropolecen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style-name="ce3" office:value-type="string" calcext:value-type="string">
            <text:p>V. Dokumentacja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Wprowadzenie dany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okumentacja użytkownika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number-columns-repeated="6"/>
          <table:table-cell table:style-name="ce4" office:value-type="string" calcext:value-type="string">
            <text:p>Opracowanie dokumentacji technicznej kodu (może być automatycznie generowana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Wykaz literatury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9">00.00.0000</text:date>, <text:time style:data-style-name="N2" text:time-value="00:08:59.8578604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20:34:39.590257720</meta:creation-date>
    <meta:generator>LibreOffice/6.0.7.3$Linux_X86_64 LibreOffice_project/00m0$Build-3</meta:generator>
    <dc:date>2020-01-19T00:09:34.110832408</dc:date>
    <meta:editing-duration>PT17M34S</meta:editing-duration>
    <meta:editing-cycles>6</meta:editing-cycles>
    <meta:document-statistic meta:table-count="1" meta:cell-count="74" meta:object-count="0"/>
  </office:meta>
</office:document-meta>
</file>